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9.402cm" fo:min-width="13.34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2.929cm"/>
    </style:style>
    <style:style style:name="gr4" style:family="graphic" style:parent-style-name="standard">
      <style:graphic-properties svg:stroke-color="#00b6bd"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svg:stroke-color="#00b274"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fill-color="#f9a870" draw:textarea-horizontal-align="justify" draw:textarea-vertical-align="middle" draw:auto-grow-height="false" fo:min-height="2.671cm" fo:min-width="2.421cm"/>
    </style:style>
    <style:style style:name="gr7" style:family="graphic" style:parent-style-name="standard">
      <style:graphic-properties draw:fill-color="#89c765" draw:textarea-horizontal-align="justify" draw:textarea-vertical-align="middle" draw:auto-grow-height="false" fo:min-height="0.512cm" fo:min-width="2.929cm"/>
    </style:style>
    <style:style style:name="gr8" style:family="graphic" style:parent-style-name="standard">
      <style:graphic-properties svg:stroke-color="#7477b8"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svg:stroke-color="#ccbe00" draw:marker-start="Arrow" draw:marker-start-width="0.3cm" draw:marker-end="Arrow" draw:marker-end-width="0.3cm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-color="#f9a870"/>
      <style:paragraph-properties fo:text-align="center"/>
    </style:style>
    <style:style style:name="P6" style:family="paragraph">
      <loext:graphic-properties draw:fill-color="#89c765"/>
      <style:paragraph-properties fo:text-align="center"/>
    </style:style>
    <style:style style:name="P7" style:family="paragraph"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843cm" svg:height="9.652cm" svg:x="1.381cm" svg:y="2.51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92cm" svg:height="0.962cm" svg:x="1.408cm" svg:y="2.573cm">
          <draw:text-box>
            <text:p>Process</text:p>
          </draw:text-box>
        </draw:frame>
        <draw:custom-shape draw:style-name="gr3" draw:text-style-name="P3" draw:layer="layout" svg:width="3.429cm" svg:height="0.762cm" svg:x="8.239cm" svg:y="3.281cm">
          <text:p text:style-name="P3">Proxy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9.001cm" svg:y1="1.122cm" svg:x2="9.001cm" svg:y2="3.281cm">
          <text:p/>
        </draw:line>
        <draw:line draw:style-name="gr5" draw:text-style-name="P3" draw:layer="layout" svg:x1="10.906cm" svg:y1="1.122cm" svg:x2="10.906cm" svg:y2="3.281cm">
          <text:p/>
        </draw:line>
        <draw:frame draw:style-name="gr2" draw:text-style-name="P4" draw:layer="layout" svg:width="3.025cm" svg:height="0.725cm" svg:x="11.06cm" svg:y="1.476cm">
          <draw:text-box>
            <text:p><text:span text:style-name="T1">UNIX domain</text:span></text:p>
          </draw:text-box>
        </draw:frame>
        <draw:frame draw:style-name="gr2" draw:text-style-name="P4" draw:layer="layout" svg:width="1.869cm" svg:height="0.725cm" svg:x="6.942cm" svg:y="1.513cm">
          <draw:text-box>
            <text:p><text:span text:style-name="T1">TCP/IP</text:span></text:p>
          </draw:text-box>
        </draw:frame>
        <draw:custom-shape draw:style-name="gr6" draw:text-style-name="P5" draw:layer="layout" svg:width="2.921cm" svg:height="2.921cm" svg:x="11.541cm" svg:y="8.699cm">
          <text:p text:style-name="P3">Module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921cm" svg:height="2.921cm" svg:x="5.391cm" svg:y="8.699cm">
          <text:p text:style-name="P3">Module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921cm" svg:height="2.921cm" svg:x="2.016cm" svg:y="8.699cm">
          <text:p text:style-name="P3">Modul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429cm" svg:height="0.762cm" svg:x="3.197cm" svg:y="5.567cm">
          <text:p text:style-name="P3">Topic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429cm" svg:height="0.762cm" svg:x="6.88cm" svg:y="5.567cm">
          <text:p text:style-name="P3">Topic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8.366cm" svg:y1="10.139cm" svg:x2="11.541cm" svg:y2="10.139cm">
          <text:p/>
        </draw:line>
        <draw:frame draw:style-name="gr2" draw:text-style-name="P4" draw:layer="layout" svg:width="1.395cm" svg:height="0.725cm" svg:x="9.255cm" svg:y="9.377cm">
          <draw:text-box>
            <text:p><text:span text:style-name="T1">RPC</text:span></text:p>
          </draw:text-box>
        </draw:frame>
        <draw:line draw:style-name="gr8" draw:text-style-name="P3" draw:layer="layout" svg:x1="10.933cm" svg:y1="4.043cm" svg:x2="13.065cm" svg:y2="8.742cm">
          <text:p/>
        </draw:line>
        <draw:frame draw:style-name="gr2" draw:text-style-name="P4" draw:layer="layout" svg:width="1.395cm" svg:height="0.725cm" svg:x="12.051cm" svg:y="5.821cm">
          <draw:text-box>
            <text:p><text:span text:style-name="T1">RPC</text:span></text:p>
          </draw:text-box>
        </draw:frame>
        <draw:frame draw:style-name="gr2" draw:text-style-name="P8" draw:layer="layout" svg:width="8.867cm" svg:height="0.645cm" svg:x="6.3cm" svg:y="12.325cm">
          <draw:text-box>
            <text:p text:style-name="P7"><text:span text:style-name="T2">RPC = Remote Procedure Call = Request / Response</text:span></text:p>
          </draw:text-box>
        </draw:frame>
        <draw:line draw:style-name="gr9" draw:text-style-name="P3" draw:layer="layout" svg:x1="3.721cm" svg:y1="8.742cm" svg:x2="3.721cm" svg:y2="6.329cm">
          <text:p/>
        </draw:line>
        <draw:line draw:style-name="gr9" draw:text-style-name="P3" draw:layer="layout" svg:x1="7.577cm" svg:y1="8.742cm" svg:x2="7.577cm" svg:y2="6.329cm">
          <text:p/>
        </draw:line>
        <draw:line draw:style-name="gr9" draw:text-style-name="P3" draw:layer="layout" svg:x1="6.053cm" svg:y1="8.742cm" svg:x2="6.053cm" svg:y2="6.329cm">
          <text:p/>
        </draw:line>
        <draw:line draw:style-name="gr9" draw:text-style-name="P3" draw:layer="layout" svg:x1="9.02cm" svg:y1="5.567cm" svg:x2="9.02cm" svg:y2="4.043cm">
          <text:p/>
        </draw:line>
        <draw:line draw:style-name="gr9" draw:text-style-name="P3" draw:layer="layout" svg:x1="5.445cm" svg:y1="5.567cm" svg:x2="8.239cm" svg:y2="3.662cm">
          <text:p/>
        </draw:line>
        <draw:frame draw:style-name="gr2" draw:text-style-name="P4" draw:layer="layout" svg:width="2.504cm" svg:height="0.725cm" svg:x="7.604cm" svg:y="7.218cm">
          <draw:text-box>
            <text:p><text:span text:style-name="T1">Zero-Copy</text:span></text:p>
          </draw:text-box>
        </draw:frame>
        <draw:frame draw:style-name="gr2" draw:text-style-name="P4" draw:layer="layout" svg:width="2.504cm" svg:height="0.725cm" svg:x="4.556cm" svg:y="3.953cm">
          <draw:text-box>
            <text:p><text:span text:style-name="T1">Zero-Cop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20:50:06.067644228</meta:creation-date>
    <dc:date>2018-10-15T22:06:16.054423796</dc:date>
    <meta:editing-duration>PT1H5M52S</meta:editing-duration>
    <meta:editing-cycles>16</meta:editing-cycles>
    <meta:generator>LibreOffice/6.0.6.2$Linux_X86_64 LibreOffice_project/00m0$Build-2</meta:generator>
    <meta:document-statistic meta:object-count="24"/>
  </office:meta>
</office:document-meta>
</file>